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_20__28_Web_29_" style:master-page-name="Standard">
      <style:paragraph-properties fo:margin-top="0in" fo:margin-bottom="0.1945in"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font-size="13.5pt" fo:language="bg" fo:country="BG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language="ru" fo:country="RU" fo:font-weight="bold" style:font-weight-asian="bold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paragraph-properties fo:margin-left="0in" fo:margin-right="0in" fo:margin-top="0in" fo:margin-bottom="0.0835in" fo:text-align="justify" style:justify-single-word="false" fo:text-indent="0.3752in" style:auto-text-indent="false"/>
    </style:style>
    <style:style style:name="P7" style:family="paragraph" style:parent-style-name="Heading_20_4">
      <style:paragraph-properties fo:margin-left="0in" fo:margin-right="0in" fo:margin-top="0in" fo:margin-bottom="0.0835in" fo:text-indent="0in" style:auto-text-indent="false"/>
    </style:style>
    <style:style style:name="P8" style:family="paragraph" style:parent-style-name="Standard">
      <style:paragraph-properties fo:margin-top="0in" fo:margin-bottom="0.0835in" fo:text-align="justify" style:justify-single-word="false"/>
    </style:style>
    <style:style style:name="P9" style:family="paragraph" style:parent-style-name="Standard">
      <style:paragraph-properties fo:margin-top="0in" fo:margin-bottom="0.0835in" fo:text-align="justify" style:justify-single-word="false"/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4pt" style:font-size-asian="14pt" style:font-name-complex="Courier New"/>
    </style:style>
    <style:style style:name="P12" style:family="paragraph" style:parent-style-name="Standard">
      <style:paragraph-properties fo:text-align="justify" style:justify-single-word="false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Courier New" fo:language="en" fo:country="US" style:font-name-complex="Courier New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style:font-name="Symbol"/>
    </style:style>
    <style:style style:name="T11" style:family="text">
      <style:text-properties fo:font-style="italic" style:font-style-asian="italic" style:font-style-complex="italic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</text:span><text:span text:style-name="T2"> </text:span><text:span text:style-name="T1"> БЪЛГАРСКИ</text:span><text:span text:style-name="T2"> </text:span><text:span text:style-name="T1"> УНИВЕРСИТЕТ</text:span></text:p>
      <text:p text:style-name="P2">Департамент Информатика</text:p>
      <text:p text:style-name="P3"><text:span text:style-name="T2">XVII</text:span><text:span text:style-name="T1">І РЕПУБЛИКАНСКА СТУДЕНТСКА ОЛИМПИАДА ПО ПРОГРАМИРАНЕ</text:span></text:p>
      <text:p text:style-name="P3"><text:span text:style-name="T1">13 - 14 май</text:span><text:span text:style-name="T2"> </text:span><text:span text:style-name="T1">2006 г.</text:span></text:p>
      <text:p text:style-name="P4"><draw:line text:anchor-type="char" draw:z-index="0" draw:style-name="gr1" draw:text-style-name="P5" svg:x1="0in" svg:y1="0.0571in" svg:x2="6.6252in" svg:y2="0.0571in"><text:p/></draw:line></text:p>
      <text:p text:style-name="P6"><text:span text:style-name="T3">Задача </text:span><text:span text:style-name="T4">J</text:span><text:span text:style-name="T5">.</text:span><text:span text:style-name="T3"> БИРЕНО ПАРТИ</text:span></text:p>
      <text:p text:style-name="P6">Смарти е програмист, който предпочита да си лежи, отколкото да пие бира, което е второто най-важно нещо в живота му (и чак тогава идва ред на програмирането). Един ден той бил поставен пред следния проблем. На бирено парти домакините били подредили в много дълга редица <text:span text:style-name="T6">N</text:span> бутилки бира от <text:span text:style-name="T6">K</text:span> различни вида. Тъй като бил колекционер на празни бирени бутилки и нямал в колекцията си нито една бутилка от тези <text:span text:style-name="T6">K</text:span> вида, той трябвало да направи нещо, за да си ги занесе в къщи. Но единственият начин да си вземе някакво количество бирени бутилки бил, да избере една непрекъсната подредица от тях и да ги изпие. Тъй като е много мързелив и му е много трудно да отваря бутилките, решил да избере най-късата непрекъсната подредица от бутилки, която съдържа поне по една от всичките <text:span text:style-name="T6">K</text:span> различни вида. Смарти е вече достатъчно пиян (нали е на бирено парти) и не може да си спомни алгоритъма, който решава тази задача. Затова ще трябва да му помогнете, като напишете програма <text:span text:style-name="T7">J</text:span>, която определя позициите в редицата на първата и последната бутилки от най-късата непрекъсната подредица, изпълняваща условието. Ако има няколко такива подредици, програмата трябва да намери тази, която се среща най-рано в редицата.</text:p>
      <text:p text:style-name="P7"><text:span text:style-name="T8"><text:tab/></text:span>Вход</text:p>
      <text:p text:style-name="P8"><text:span text:style-name="T8"><text:tab/></text:span>Програмата трябва да прочете от първия ред на стандартния вход броят <text:span text:style-name="T6">T</text:span> на <text:s/>ситуациите, които трябва да обработи. Данните за всяка ситуация са в два реда на стандартния вход. На първия са записани числата <text:span text:style-name="T6">N</text:span> и <text:span text:style-name="T6">K</text:span><text:span text:style-name="T9"> </text:span><text:span text:style-name="T8">(1 </text:span><text:span text:style-name="T10">£</text:span> <text:span text:style-name="T11">N </text:span><text:span text:style-name="T10">£</text:span><text:span text:style-name="T8">10000000</text:span>,<text:span text:style-name="T8"> 1 </text:span><text:span text:style-name="T10">£</text:span> <text:span text:style-name="T6">K</text:span><text:span text:style-name="T11"> </text:span><text:span text:style-name="T10">£</text:span><text:span text:style-name="T8">13000, </text:span><text:span text:style-name="T6">N</text:span><text:span text:style-name="T9">.</text:span><text:span text:style-name="T6">K</text:span><text:span text:style-name="T9"> </text:span><text:span text:style-name="T10">£</text:span><text:span text:style-name="T8"> 170000000)</text:span> разделени с интервал, а на втория – <text:span text:style-name="T6">N</text:span> числа (от 1 до <text:span text:style-name="T6">K</text:span>), разделени с по един интервал. </text:p>
      <text:p text:style-name="P7"><text:span text:style-name="T8"><text:tab/></text:span>Изход</text:p>
      <text:p text:style-name="P8"><text:span text:style-name="T8"><text:tab/></text:span>За всяка ситуация програмата трябва да изведе на стандартния изход две числа – номерата на началната и крайната бутилки в подредицата, която трябва да изпие Смарти.</text:p>
      <text:p text:style-name="P9">ПРИМЕР </text:p>
      <text:p text:style-name="P10">Вход:</text:p>
      <text:p text:style-name="P11">2</text:p>
      <text:p text:style-name="P11">5 3</text:p>
      <text:p text:style-name="P11">1 3 3 2 1</text:p>
      <text:p text:style-name="P11">5 3</text:p>
      <text:p text:style-name="P11">1 1 2 2 3</text:p>
      <text:p text:style-name="P12"/>
      <text:p text:style-name="P10">Изход:</text:p>
      <text:p text:style-name="P11">3 5</text:p>
      <text:p text:style-name="P11">2 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bg" fo:country="BG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0835in" fo:margin-bottom="0.0835in"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in" fo:margin-bottom="0.0417in" fo:text-indent="0.4917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text-align="justify" style:justify-single-word="false" fo:text-indent="0.3752in" style:auto-text-indent="false" fo:keep-with-next="always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fo:language="en" fo:country="U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5in" fo:margin-bottom="0.5in" fo:margin-left="1in" fo:margin-right="0.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Храбри войни</dc:title>
    <meta:initial-creator>Dobrev</meta:initial-creator>
    <meta:creation-date>2006-05-15T09:14:00</meta:creation-date>
    <dc:creator>Nikolay Kirov</dc:creator>
    <dc:date>2006-05-15T09:15:00</dc:date>
    <meta:print-date>2006-05-13T10:31:00</meta:print-date>
    <dc:language>en-US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335" meta:character-count="1915"/>
  </office:meta>
</office:document-meta>
</file>